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931b1"/>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Heading_20_1">
      <style:paragraph-properties fo:break-before="page"/>
    </style:style>
    <style:style style:name="P4" style:family="paragraph" style:parent-style-name="Standard">
      <style:text-properties officeooo:paragraph-rsid="001931b1"/>
    </style:style>
    <style:style style:name="P5" style:family="paragraph" style:parent-style-name="Standard">
      <style:text-properties fo:font-size="14pt" officeooo:rsid="001bc0f9" officeooo:paragraph-rsid="0022bc5d" style:font-size-asian="14pt" style:font-size-complex="14pt"/>
    </style:style>
    <style:style style:name="P6" style:family="paragraph" style:parent-style-name="Standard">
      <style:text-properties fo:font-size="14pt" officeooo:rsid="001bc0f9" officeooo:paragraph-rsid="001bc0f9" style:font-size-asian="14pt" style:font-size-complex="14pt"/>
    </style:style>
    <style:style style:name="P7" style:family="paragraph" style:parent-style-name="Standard">
      <style:text-properties fo:font-size="14pt" officeooo:rsid="001bc0f9" officeooo:paragraph-rsid="002842d2" style:font-size-asian="14pt" style:font-size-complex="14pt"/>
    </style:style>
    <style:style style:name="P8" style:family="paragraph" style:parent-style-name="Standard">
      <style:text-properties fo:font-size="14pt" officeooo:rsid="001bc0f9" officeooo:paragraph-rsid="002d690f" style:font-size-asian="14pt" style:font-size-complex="14pt"/>
    </style:style>
    <style:style style:name="P9" style:family="paragraph" style:parent-style-name="Standard">
      <style:text-properties fo:font-size="14pt" officeooo:paragraph-rsid="0022bc5d" style:font-size-asian="14pt" style:font-size-complex="14pt"/>
    </style:style>
    <style:style style:name="P10" style:family="paragraph" style:parent-style-name="Standard">
      <style:text-properties fo:font-size="14pt" officeooo:rsid="0024adcf" officeooo:paragraph-rsid="0024adcf" style:font-size-asian="14pt" style:font-size-complex="14pt"/>
    </style:style>
    <style:style style:name="P11" style:family="paragraph" style:parent-style-name="Standard">
      <style:text-properties fo:font-size="14pt" officeooo:rsid="002662b9" officeooo:paragraph-rsid="002662b9" style:font-size-asian="14pt" style:font-size-complex="14pt"/>
    </style:style>
    <style:style style:name="P12" style:family="paragraph" style:parent-style-name="Standard">
      <style:text-properties fo:font-size="14pt" officeooo:rsid="00266ffd" officeooo:paragraph-rsid="00266ffd" style:font-size-asian="14pt" style:font-size-complex="14pt"/>
    </style:style>
    <style:style style:name="P13" style:family="paragraph" style:parent-style-name="Standard">
      <style:text-properties fo:font-size="14pt" officeooo:rsid="00266ffd" officeooo:paragraph-rsid="002842d2" style:font-size-asian="14pt" style:font-size-complex="14pt"/>
    </style:style>
    <style:style style:name="P14" style:family="paragraph" style:parent-style-name="Standard">
      <style:text-properties fo:font-size="14pt" officeooo:rsid="001cfae4" officeooo:paragraph-rsid="0022bc5d" style:font-size-asian="14pt" style:font-size-complex="14pt"/>
    </style:style>
    <style:style style:name="P15" style:family="paragraph" style:parent-style-name="Standard">
      <style:text-properties fo:font-size="14pt" officeooo:rsid="001cfae4" officeooo:paragraph-rsid="001cfae4" style:font-size-asian="14pt" style:font-size-complex="14pt"/>
    </style:style>
    <style:style style:name="P16" style:family="paragraph" style:parent-style-name="Standard">
      <style:text-properties fo:font-size="14pt" officeooo:rsid="001cfae4" officeooo:paragraph-rsid="002842d2" style:font-size-asian="14pt" style:font-size-complex="14pt"/>
    </style:style>
    <style:style style:name="P17" style:family="paragraph" style:parent-style-name="Standard">
      <style:text-properties fo:font-size="14pt" officeooo:paragraph-rsid="001931b1" style:font-size-asian="14pt" style:font-size-complex="14pt"/>
    </style:style>
    <style:style style:name="P18" style:family="paragraph" style:parent-style-name="Standard">
      <style:text-properties fo:font-size="14pt" officeooo:paragraph-rsid="001cfae4" style:font-size-asian="14pt" style:font-size-complex="14pt"/>
    </style:style>
    <style:style style:name="P19" style:family="paragraph" style:parent-style-name="Standard">
      <style:text-properties fo:font-size="14pt" officeooo:paragraph-rsid="002842d2" style:font-size-asian="14pt" style:font-size-complex="14pt"/>
    </style:style>
    <style:style style:name="T1" style:family="text">
      <style:text-properties officeooo:rsid="001931b1"/>
    </style:style>
    <style:style style:name="T2" style:family="text">
      <style:text-properties officeooo:rsid="0019985a"/>
    </style:style>
    <style:style style:name="T3" style:family="text">
      <style:text-properties officeooo:rsid="001cd151"/>
    </style:style>
    <style:style style:name="T4" style:family="text">
      <style:text-properties officeooo:rsid="001cfae4"/>
    </style:style>
    <style:style style:name="T5" style:family="text">
      <style:text-properties officeooo:rsid="001ee417"/>
    </style:style>
    <style:style style:name="T6" style:family="text">
      <style:text-properties officeooo:rsid="0024adcf"/>
    </style:style>
    <style:style style:name="T7" style:family="text">
      <style:text-properties officeooo:rsid="002662b9"/>
    </style:style>
    <style:style style:name="T8" style:family="text">
      <style:text-properties officeooo:rsid="00266ffd"/>
    </style:style>
    <style:style style:name="T9" style:family="text">
      <style:text-properties fo:font-size="14pt" style:font-size-asian="14pt" style:font-size-complex="14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mails de réponse au client</text:p>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text:a xlink:type="simple" xlink:href="#__RefHeading___Toc167_3276414908" text:style-name="Index_20_Link" text:visited-style-name="Index_20_Link">1 - Contexte<text:tab/>1</text:a></text:p>
          <text:p text:style-name="P2"><text:a xlink:type="simple" xlink:href="#__RefHeading___Toc169_3276414908" text:style-name="Index_20_Link" text:visited-style-name="Index_20_Link">2 - Réponse 1 (première réponse prenant bien note de la menace en production ) <text:tab/>2</text:a></text:p>
          <text:p text:style-name="P2"><text:a xlink:type="simple" xlink:href="#__RefHeading___Toc171_3276414908" text:style-name="Index_20_Link" text:visited-style-name="Index_20_Link">3 - Réponse 2 (seconde réponse informant de la correction du bug )<text:tab/>3</text:a></text:p>
          <text:p text:style-name="P2"><text:a xlink:type="simple" xlink:href="#__RefHeading___Toc173_3276414908" text:style-name="Index_20_Link" text:visited-style-name="Index_20_Link">4 - Réponse 3 (troisième réponse présentant votre nouveau travail : ajout de la fonctionnalité demandée)<text:tab/>4</text:a></text:p>
        </text:index-body>
      </text:table-of-content>
      <text:p text:style-name="Text_20_body"/>
      <text:h text:style-name="Heading_20_1" text:outline-level="1"><text:bookmark-start text:name="__RefHeading___Toc167_3276414908"/>1 - Contexte<text:bookmark-end text:name="__RefHeading___Toc167_3276414908"/></text:h>
      <text:p text:style-name="Text_20_body"><text:span text:style-name="Emphasis"><text:span text:style-name="T9">Bonjour,</text:span></text:span></text:p>
      <text:p text:style-name="Text_20_body"><text:span text:style-name="Emphasis"><text:span text:style-name="T9">Je vous remercie pour le travail réalisé. Néanmoins nous avons découvert qu’il manquait une fonctionnalité importante que nous aimerions développer. Combien de temps cela vous prendrait-il ?</text:span></text:span></text:p>
      <text:p text:style-name="Text_20_body"><text:span text:style-name="Emphasis"><text:span text:style-name="T9">Nous avons également remarqué des dysfonctionnements (rien n’apparaît lorsque nous lançons Internet Explorer). Nos développeurs ont essayé de résoudre les bugs mais en vain, apparemment. Ils viennent de me dire de vous contacter car les tests sont cassés (je ne sais pas ce que cela signifie mais je transmets) et menacent la production (ça, j'ai bien compris - ils ont travaillé directement sur le site en ligne !).</text:span></text:span></text:p>
      <text:p text:style-name="Text_20_body"><text:span text:style-name="Emphasis"><text:span text:style-name="T9">C’est tout pour aujourd’hui.</text:span></text:span></text:p>
      <text:p text:style-name="Text_20_body"><text:span text:style-name="Emphasis"><text:span text:style-name="T9">Merci.</text:span></text:span></text:p>
      <text:p text:style-name="Text_20_body"><text:span text:style-name="Emphasis"><text:span text:style-name="T9">Cordialement,</text:span></text:span></text:p>
      <text:p text:style-name="Text_20_body"><text:span text:style-name="Emphasis"><text:span text:style-name="T9">Dona Jimena</text:span></text:span></text:p>
      <text:h text:style-name="P3" text:outline-level="1"><text:bookmark-start text:name="__RefHeading___Toc169_3276414908"/><text:span text:style-name="T5">2 - </text:span><text:span text:style-name="T1">Réponse 1 (</text:span>première réponse prenant bien note de la menace en production <text:span text:style-name="T1">) </text:span><text:bookmark-end text:name="__RefHeading___Toc169_3276414908"/></text:h>
      <text:p text:style-name="P1"/>
      <text:p text:style-name="P8">From : <text:bookmark-start text:name="__DdeLink__184_32764149081"/><text:a xlink:type="simple" xlink:href="mailto:jbbaillet@itdev.com" text:style-name="Internet_20_link" text:visited-style-name="Visited_20_Internet_20_Link">jbbaillet@itdev.com</text:a><text:bookmark-end text:name="__DdeLink__184_32764149081"/></text:p>
      <text:p text:style-name="P8">To : <text:a xlink:type="simple" xlink:href="mailto:jbbaillet@itdev.com" text:style-name="Internet_20_link" text:visited-style-name="Visited_20_Internet_20_Link">djimena@purebeurre.com</text:a><text:bookmark-start text:name="__DdeLink__174_3276414908"/></text:p>
      <text:p text:style-name="P6">Date : 27/01/2022</text:p>
      <text:p text:style-name="P6">Subject : bug en production</text:p>
      <text:p text:style-name="P1"/>
      <text:p text:style-name="P17"><text:span text:style-name="T2">Bonjour Madame Jimena,</text:span><text:bookmark-end text:name="__DdeLink__174_3276414908"/></text:p>
      <text:p text:style-name="P17"/>
      <text:p text:style-name="P6">Suite à votre e-mail de ce matin, concernant un dysfonctionnement sur l’application Purebeurre, je tiens à vous apporter les précisions suivantes :</text:p>
      <text:p text:style-name="P6">- compte tenus de l’urgence, lié au blocage en production, l’IT-dev a déjà missionner Jean-Baptiste (un des développeurs de l’application, avec lequel vous avez déjà travailler dans la phase de développement du projet PureBeurre) <text:span text:style-name="T3">afin de solutionner le bug.</text:span></text:p>
      <text:p text:style-name="P6">- <text:span text:style-name="T3">Internet Explorer est un navigateur web qui est en fin de vie, et qui ne respecte pas toujours les normes en vigueurs.</text:span></text:p>
      <text:p text:style-name="P6"/>
      <text:p text:style-name="P15">Je vous recontacte dès que le bug est identifié et corrigé. Nous pourrons alors voir pour cette fonctionnalité qui vous manque.</text:p>
      <text:p text:style-name="P15"/>
      <text:p text:style-name="P15">Bien cordialement</text:p>
      <text:p text:style-name="P15"/>
      <text:p text:style-name="P15"><text:bookmark-start text:name="__DdeLink__176_3276414908"/>Jean-Baptiste Baillet</text:p>
      <text:p text:style-name="P15">chargé du support client</text:p>
      <text:p text:style-name="P18"><text:span text:style-name="T4">IT-dev</text:span><text:bookmark-end text:name="__DdeLink__176_3276414908"/></text:p>
      <text:h text:style-name="P3" text:outline-level="1"><text:bookmark-start text:name="__RefHeading___Toc171_3276414908"/><text:span text:style-name="T5">3 - </text:span><text:span text:style-name="T1">Réponse 2 (</text:span>seconde réponse informant de la correction <text:span text:style-name="T1">du bug</text:span> <text:span text:style-name="T1">)</text:span><text:bookmark-end text:name="__RefHeading___Toc171_3276414908"/></text:h>
      <text:p text:style-name="P1"/>
      <text:p text:style-name="P5"><text:bookmark-start text:name="__DdeLink__178_3276414908"/><text:bookmark-start text:name="__DdeLink__187_3276414908"/>From : <text:bookmark-start text:name="__DdeLink__184_3276414908"/><text:a xlink:type="simple" xlink:href="mailto:jbbaillet@itdev.com" text:style-name="Internet_20_link" text:visited-style-name="Visited_20_Internet_20_Link">jbbaillet@itdev.com</text:a><text:bookmark-end text:name="__DdeLink__184_3276414908"/></text:p>
      <text:p text:style-name="P5">To : <text:a xlink:type="simple" xlink:href="mailto:jbbaillet@itdev.com" text:style-name="Internet_20_link" text:visited-style-name="Visited_20_Internet_20_Link">djimena@purebeurre.com</text:a><text:bookmark-end text:name="__DdeLink__187_3276414908"/></text:p>
      <text:p text:style-name="P5">Date : 2<text:span text:style-name="T6">7</text:span>/01/2022</text:p>
      <text:p text:style-name="P5">Subject : <text:span text:style-name="T6">correction du </text:span>bug<text:bookmark-end text:name="__DdeLink__178_3276414908"/></text:p>
      <text:p text:style-name="P9"/>
      <text:p text:style-name="P9"><text:bookmark-start text:name="__DdeLink__180_3276414908"/><text:span text:style-name="T2">Bonjour Madame Jimena,</text:span><text:bookmark-end text:name="__DdeLink__180_3276414908"/></text:p>
      <text:p text:style-name="P9"/>
      <text:p text:style-name="P10">Bonne nouvelle, le bug a été trouvé et répar<text:span text:style-name="T7">é</text:span>. Cela a été relativement rapide, car Jean-Baptiste connaît bien le logiciel Purebeurre. La modification a été mise à jour sur la production, et tout refonctionne.</text:p>
      <text:p text:style-name="P10">Je vous enverrais le compte rendus d’intervention.</text:p>
      <text:p text:style-name="P10"/>
      <text:p text:style-name="P10">Concernant la possibilité pour l’utilisateur de pouvoir réinitialiser son mot de passe en cas d’oubli de celui-ci. Je vois cette<text:span text:style-name="T7"> fonctionnalité <text:s/>avec Jean-Baptiste, afin d’estimer la charge de travail, et vous proposer un devis très rapidement.</text:span></text:p>
      <text:p text:style-name="P10"/>
      <text:p text:style-name="P11">Je vois aussi avec lui pour le problème avec Internet Explorer. Mais je pense que compte tenus du coût de maintenance et du faible taux d’utilisation de ce navigateur obsolète. Il faudra faire l’impasse sur ce navigateur web <text:span text:style-name="T8">(en mettant un message sur la page d’accueil indiquant que l’application Purebeurre ne supporte pas Internet Explorer)</text:span></text:p>
      <text:p text:style-name="P9"/>
      <text:p text:style-name="P12"><text:bookmark-start text:name="__DdeLink__182_3276414908"/>Bien cordialement</text:p>
      <text:p text:style-name="P9"/>
      <text:p text:style-name="P14">Jean-Baptiste Baillet</text:p>
      <text:p text:style-name="P14">chargé du support client</text:p>
      <text:p text:style-name="P9"><text:span text:style-name="T4">IT-dev</text:span><text:bookmark-end text:name="__DdeLink__182_3276414908"/></text:p>
      <text:h text:style-name="P3" text:outline-level="1"><text:bookmark-start text:name="__RefHeading___Toc173_3276414908"/><text:span text:style-name="T5">4 - </text:span><text:span text:style-name="T1">Réponse 3 (</text:span>troisième réponse présentant votre nouveau travail : ajout de la fonctionnalité demandée)<text:bookmark-end text:name="__RefHeading___Toc173_3276414908"/></text:h>
      <text:p text:style-name="Text_20_body"/>
      <text:p text:style-name="P8">From : <text:bookmark-start text:name="__DdeLink__184_32764149082"/><text:a xlink:type="simple" xlink:href="mailto:jbbaillet@itdev.com" text:style-name="Internet_20_link" text:visited-style-name="Visited_20_Internet_20_Link">jbbaillet@itdev.com</text:a><text:bookmark-end text:name="__DdeLink__184_32764149082"/></text:p>
      <text:p text:style-name="P8">To : <text:a xlink:type="simple" xlink:href="mailto:jbbaillet@itdev.com" text:style-name="Internet_20_link" text:visited-style-name="Visited_20_Internet_20_Link">djimena@purebeurre.com</text:a></text:p>
      <text:p text:style-name="P7">Date : 02/02/2022</text:p>
      <text:p text:style-name="P7">Subject : fonctionnalité Purebeurre mot de passe</text:p>
      <text:p text:style-name="P7"/>
      <text:p text:style-name="P7"><text:span text:style-name="T2">Bonjour Madame Jimena,</text:span></text:p>
      <text:p text:style-name="P7"/>
      <text:p text:style-name="P7">La développement de la fonctionnalité de ré-initialisation du mot de passe utilisateur sur l’application Purebeurre est terminé.</text:p>
      <text:p text:style-name="P7">Il a fallu refaire certains écrans, cependant le développement a été réalisé dans les délais impartis.</text:p>
      <text:p text:style-name="P7"/>
      <text:p text:style-name="P7">La mise en production se fera demain soir par déploiement continue.</text:p>
      <text:p text:style-name="P7"/>
      <text:p text:style-name="P7">Je reste à votre disposition en cas de problèmes.</text:p>
      <text:p text:style-name="P7"/>
      <text:p text:style-name="P7"/>
      <text:p text:style-name="P13">Bien cordialement</text:p>
      <text:p text:style-name="P19"/>
      <text:p text:style-name="P16">Jean-Baptiste Baillet</text:p>
      <text:p text:style-name="P16">chargé du support client</text:p>
      <text:p text:style-name="P7"><text:span text:style-name="T4">IT-dev</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27T12:18:47.032000000</dc:date>
    <meta:editing-duration>PT46M46S</meta:editing-duration>
    <meta:editing-cycles>18</meta:editing-cycles>
    <meta:generator>LibreOffice/7.2.5.2$Windows_X86_64 LibreOffice_project/499f9727c189e6ef3471021d6132d4c694f357e5</meta:generator>
    <meta:document-statistic meta:table-count="0" meta:image-count="0" meta:object-count="0" meta:page-count="4" meta:paragraph-count="56" meta:word-count="580" meta:character-count="3672" meta:non-whitespace-character-count="3145"/>
  </office:meta>
</office:document-meta>
</file>